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cm" svg:height="2cm" svg:x="1.65cm" svg:y="15.3cm">
            <text:p text:style-name="P1">Adrià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6.15cm" svg:y="15.3cm">
            <text:p text:style-name="P1">Joaquí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0.65cm" svg:y="15.3cm">
            <text:p text:style-name="P1">Eloy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2cm" svg:x="15.15cm" svg:y="15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9.55cm" svg:y="15.3cm">
            <text:p text:style-name="P1">Ow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24.05cm" svg:y="15.3cm">
            <text:p text:style-name="P1">Mateo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cm" svg:height="2cm" svg:x="1.65cm" svg:y="12.7cm">
            <text:p text:style-name="P1">Javi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6.15cm" svg:y="12.7cm">
            <text:p text:style-name="P1">Álex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0.65cm" svg:y="12.7cm">
            <text:p text:style-name="P1">Frances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5.15cm" svg:y="12.7cm">
            <text:p text:style-name="P1">Jonás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9.55cm" svg:y="12.7cm">
            <text:p text:style-name="P1">Sergi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2cm" svg:x="24.05cm" svg:y="12.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4cm" svg:height="2cm" svg:x="1.65cm" svg:y="10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6.15cm" svg:y="10.1cm">
            <text:p text:style-name="P1">Ike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cm" svg:height="2cm" svg:x="10.65cm" svg:y="10.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5.15cm" svg:y="10.1cm">
            <text:p text:style-name="P1">Hugo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9.55cm" svg:y="10.1cm">
            <text:p text:style-name="P1">Damià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24.05cm" svg:y="10.1cm">
            <text:p text:style-name="P1">Laura</text:p>
            <text:p text:style-name="P1">Sofi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cm" svg:height="2cm" svg:x="1.65cm" svg:y="7.6cm">
            <text:p text:style-name="P1">Miguel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6.15cm" svg:y="7.6cm">
            <text:p text:style-name="P1">Éric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0.65cm" svg:y="7.6cm">
            <text:p text:style-name="P1">Jaum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5.15cm" svg:y="7.6cm">
            <text:p text:style-name="P1">Álex/Máximo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19.55cm" svg:y="7.6cm">
            <text:p text:style-name="P1">Iker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cm" svg:height="2cm" svg:x="24.1cm" svg:y="7.6cm">
            <text:p text:style-name="P1">Rafa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9-28T10:25:11.254962269</meta:creation-date>
    <meta:generator>LibreOffice/4.2.8.2$Linux_x86 LibreOffice_project/420m0$Build-2</meta:generator>
    <dc:date>2023-09-28T10:32:45.003071277</dc:date>
    <meta:editing-duration>P0D</meta:editing-duration>
    <meta:editing-cycles>1</meta:editing-cycles>
    <meta:document-statistic meta:object-count="28"/>
  </office:meta>
</office:document-meta>
</file>